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ec3" officeooo:paragraph-rsid="00177ec3"/>
    </style:style>
    <style:style style:name="P2" style:family="paragraph" style:parent-style-name="Standard">
      <style:text-properties officeooo:rsid="00177ec3" officeooo:paragraph-rsid="0018b1a7"/>
    </style:style>
    <style:style style:name="P3" style:family="paragraph" style:parent-style-name="Standard">
      <style:text-properties officeooo:rsid="0018b1a7" officeooo:paragraph-rsid="0018b1a7"/>
    </style:style>
    <style:style style:name="P4" style:family="paragraph" style:parent-style-name="Standard">
      <style:text-properties fo:font-weight="bold" officeooo:rsid="0018b1a7" officeooo:paragraph-rsid="0018b1a7" style:font-weight-asian="bold" style:font-weight-complex="bold"/>
    </style:style>
    <style:style style:name="P5" style:family="paragraph" style:parent-style-name="Standard">
      <style:text-properties fo:font-weight="normal" officeooo:rsid="0018b1a7" officeooo:paragraph-rsid="0018b1a7" style:font-weight-asian="normal" style:font-weight-complex="normal"/>
    </style:style>
    <style:style style:name="T1" style:family="text">
      <style:text-properties officeooo:rsid="0018b1a7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ase 1:</text:p>
      <text:p text:style-name="P3">Reconocer esqueleto y calcular angulos.</text:p>
      <text:p text:style-name="P3"/>
      <text:p text:style-name="P4">Fase 1.9:</text:p>
      <text:p text:style-name="P5">En el loop principal agregar espera de 33/1000 segundos</text:p>
      <text:p text:style-name="P1">Tomar muestras automáticas cada 10 min.</text:p>
      <text:p text:style-name="P1">Tomar muestra positiva al aplastar botón S.</text:p>
      <text:p text:style-name="P1">Tomar muestra negativa al aplastar botón N.</text:p>
      <text:p text:style-name="P2">Agregar al csv una columna de id único, antes de empezar el programa leer el csv y buscar el ultimo id para desde ahi empezar.<text:line-break/>Agregar al csv una columna con la hora y fecha de la muestra</text:p>
      <text:p text:style-name="P2"><text:span text:style-name="T1">Agregar al csv columna con respuesta esperada (llenar con vacio)</text:span><text:line-break/>Transformar a .py<text:line-break/>Usar try <text:s/>y catchs para evitar que el programa se cierre e caso de error<text:line-break/>Graficar los ángulos.<text:line-break/></text:p>
      <text:p text:style-name="P2"/>
      <text:p text:style-name="P3"><text:span text:style-name="T2">Fase 2:</text:span><text:line-break/>Modelos de prediccion basado en machina learning: clusters</text:p>
      <text:p text:style-name="P3">Modelos de preciccion basado en deep learning</text:p>
      <text:p text:style-name="P3"/>
      <text:p text:style-name="P4">Fase 3:</text:p>
      <text:p text:style-name="P3">Usar modelo de preccion para pruebas en tiempo re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2:53:44.659322360</meta:creation-date>
    <dc:date>2022-07-10T13:07:28.175698019</dc:date>
    <meta:editing-duration>PT3M33S</meta:editing-duration>
    <meta:editing-cycles>1</meta:editing-cycles>
    <meta:document-statistic meta:table-count="0" meta:image-count="0" meta:object-count="0" meta:page-count="1" meta:paragraph-count="13" meta:word-count="135" meta:character-count="769" meta:non-whitespace-character-count="645"/>
    <meta:generator>LibreOffice/7.2.7.2$Linux_X86_64 LibreOffice_project/20$Build-2</meta:generator>
  </office:meta>
</office:document-meta>
</file>